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2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3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4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5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34cm" fo:min-width="1.256cm" fo:padding-top="0.145cm" fo:padding-bottom="0.145cm" fo:padding-left="0.27cm" fo:padding-right="0.27cm"/>
      <style:paragraph-properties style:writing-mode="lr-tb"/>
    </style:style>
    <style:style style:name="gr6" style:family="graphic" style:parent-style-name="objectwithoutfill">
      <style:graphic-properties svg:stroke-width="0.04cm" svg:stroke-color="#000000" draw:marker-start-width="0.26cm" draw:marker-end="Arrow_20_concave" draw:marker-end-width="0.26cm" draw:fill="solid" draw:textarea-vertical-align="middle" fo:padding-top="0.145cm" fo:padding-bottom="0.145cm" fo:padding-left="0.27cm" fo:padding-right="0.27cm"/>
    </style:style>
    <style:style style:name="gr7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8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9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10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34cm" fo:min-width="0.85cm" fo:padding-top="0.145cm" fo:padding-bottom="0.145cm" fo:padding-left="0.27cm" fo:padding-right="0.27cm"/>
      <style:paragraph-properties style:writing-mode="lr-tb"/>
    </style:style>
    <style:style style:name="gr11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12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13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14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15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34cm" fo:min-width="0.85cm" fo:padding-top="0.145cm" fo:padding-bottom="0.145cm" fo:padding-left="0.27cm" fo:padding-right="0.27cm"/>
      <style:paragraph-properties style:writing-mode="lr-tb"/>
    </style:style>
    <style:style style:name="gr16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17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18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19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20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21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22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23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24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34cm" fo:min-width="0.85cm" fo:padding-top="0.145cm" fo:padding-bottom="0.145cm" fo:padding-left="0.27cm" fo:padding-right="0.27cm"/>
      <style:paragraph-properties style:writing-mode="lr-tb"/>
    </style:style>
    <style:style style:name="gr25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26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27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28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29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34cm" fo:min-width="0.85cm" fo:padding-top="0.145cm" fo:padding-bottom="0.145cm" fo:padding-left="0.27cm" fo:padding-right="0.27cm"/>
      <style:paragraph-properties style:writing-mode="lr-tb"/>
    </style:style>
    <style:style style:name="gr30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31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32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33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34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35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36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34cm" fo:min-width="1.256cm" fo:padding-top="0.145cm" fo:padding-bottom="0.145cm" fo:padding-left="0.27cm" fo:padding-right="0.27cm"/>
      <style:paragraph-properties style:writing-mode="lr-tb"/>
    </style:style>
    <style:style style:name="gr37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38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39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40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34cm" fo:min-width="0.85cm" fo:padding-top="0.145cm" fo:padding-bottom="0.145cm" fo:padding-left="0.27cm" fo:padding-right="0.27cm"/>
      <style:paragraph-properties style:writing-mode="lr-tb"/>
    </style:style>
    <style:style style:name="gr41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42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43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44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45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34cm" fo:min-width="0.85cm" fo:padding-top="0.145cm" fo:padding-bottom="0.145cm" fo:padding-left="0.27cm" fo:padding-right="0.27cm"/>
      <style:paragraph-properties style:writing-mode="lr-tb"/>
    </style:style>
    <style:style style:name="gr46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style:font-name="Arial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2" draw:id="id2" draw:layer="layout" svg:width="1.5cm" svg:height="1.5cm" svg:x="4.564cm" svg:y="3.731cm">
            <text:p text:style-name="P1"><text:span text:style-name="T1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5cm" svg:height="1.5cm" svg:x="4.564cm" svg:y="5.231cm">
            <text:p text:style-name="P1"><text:span text:style-name="T1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1.5cm" svg:height="1.5cm" svg:x="4.564cm" svg:y="6.731cm">
            <text:p text:style-name="P1"><text:span text:style-name="T1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1.5cm" svg:height="1.5cm" svg:x="4.564cm" svg:y="8.231cm">
            <text:p text:style-name="P1"><text:span text:style-name="T1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xml:id="id1" draw:id="id1" draw:layer="layout" svg:width="1.796cm" svg:height="0.824cm" svg:x="2.294cm" svg:y="3.006cm">
            <text:p text:style-name="P1"><text:span text:style-name="T1">to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6" draw:text-style-name="P3" draw:layer="layout" draw:type="curve" svg:x1="3.192cm" svg:y1="3.83cm" svg:x2="4.564cm" svg:y2="4.481cm" draw:start-shape="id1" draw:start-glue-point="2" draw:end-shape="id2" draw:end-glue-point="3" svg:d="M3192 3830c0 434 457 651 1372 651" svg:viewBox="0 0 1373 652">
            <text:p/>
          </draw:connector>
        </draw:g>
        <draw:g>
          <draw:custom-shape draw:style-name="gr7" draw:text-style-name="P2" xml:id="id3" draw:id="id3" draw:layer="layout" svg:width="1.5cm" svg:height="1.5cm" svg:x="18.287cm" svg:y="8.522cm">
            <text:p text:style-name="P1"><text:span text:style-name="T1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draw:layer="layout" svg:width="1.5cm" svg:height="1.5cm" svg:x="18.287cm" svg:y="10.022cm">
            <text:p text:style-name="P1"><text:span text:style-name="T1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2" draw:layer="layout" svg:width="1.5cm" svg:height="1.5cm" svg:x="18.287cm" svg:y="11.522cm">
            <text:p text:style-name="P1"><text:span text:style-name="T1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" draw:layer="layout" svg:width="1.39cm" svg:height="0.824cm" svg:x="17.647cm" svg:y="6.584cm">
            <text:p text:style-name="P1"><text:span text:style-name="T1">po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6" draw:text-style-name="P3" draw:layer="layout" draw:type="curve" svg:x1="19.037cm" svg:y1="8.522cm" svg:x2="19.787cm" svg:y2="6.272cm" draw:start-shape="id3" draw:start-glue-point="0" draw:end-shape="id4" draw:end-glue-point="3" svg:d="M19037 8522c0-1500 250-2250 750-2250" svg:viewBox="0 0 751 2251">
            <text:p/>
          </draw:connector>
          <draw:custom-shape draw:style-name="gr11" draw:text-style-name="P2" xml:id="id4" draw:id="id4" draw:layer="layout" svg:width="1.5cm" svg:height="1.5cm" svg:x="19.787cm" svg:y="5.522cm">
            <text:p text:style-name="P1"><text:span text:style-name="T1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2" xml:id="id6" draw:id="id6" draw:layer="layout" svg:width="1.5cm" svg:height="1.5cm" svg:x="10.872cm" svg:y="7.244cm">
            <text:p text:style-name="P1"><text:span text:style-name="T1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" draw:layer="layout" svg:width="1.5cm" svg:height="1.5cm" svg:x="10.872cm" svg:y="8.744cm">
            <text:p text:style-name="P1"><text:span text:style-name="T1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" draw:layer="layout" svg:width="1.5cm" svg:height="1.5cm" svg:x="10.872cm" svg:y="10.244cm">
            <text:p text:style-name="P1"><text:span text:style-name="T1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" draw:layer="layout" svg:width="1.39cm" svg:height="0.824cm" svg:x="10.038cm" svg:y="5.306cm">
            <text:p text:style-name="P1"><text:span text:style-name="T1">pus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6" draw:text-style-name="P3" draw:layer="layout" draw:type="curve" svg:x1="12.372cm" svg:y1="4.994cm" svg:x2="11.622cm" svg:y2="7.244cm" draw:start-shape="id5" draw:start-glue-point="3" draw:end-shape="id6" draw:end-glue-point="0" svg:d="M12372 4994c-500 0-750 750-750 2250" svg:viewBox="0 0 751 2251">
            <text:p/>
          </draw:connector>
          <draw:custom-shape draw:style-name="gr16" draw:text-style-name="P2" xml:id="id5" draw:id="id5" draw:layer="layout" svg:width="1.5cm" svg:height="1.5cm" svg:x="12.372cm" svg:y="4.244cm">
            <text:p text:style-name="P1"><text:span text:style-name="T1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2" draw:style-name="dp1" draw:master-page-name="Default">
        <draw:custom-shape draw:style-name="gr17" draw:text-style-name="P2" draw:layer="layout" svg:width="1.5cm" svg:height="1.5cm" svg:x="10.805cm" svg:y="6.746cm">
          <text:p text:style-name="P1"><text:span text:style-name="T1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1.5cm" svg:height="1.5cm" svg:x="10.805cm" svg:y="8.246cm">
          <text:p text:style-name="P1"><text:span text:style-name="T1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1.5cm" svg:height="1.5cm" svg:x="10.805cm" svg:y="9.746cm">
          <text:p text:style-name="P1"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1.5cm" svg:height="1.5cm" svg:x="10.805cm" svg:y="11.246cm">
          <text:p text:style-name="P1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xml:id="id7" draw:id="id7" draw:layer="layout" svg:width="1.5cm" svg:height="1.5cm" svg:x="15.305cm" svg:y="8.246cm">
          <text:p text:style-name="P1"><text:span text:style-name="T1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1.5cm" svg:height="1.5cm" svg:x="15.305cm" svg:y="9.746cm">
          <text:p text:style-name="P1"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draw:layer="layout" svg:width="1.5cm" svg:height="1.5cm" svg:x="15.305cm" svg:y="11.246cm">
          <text:p text:style-name="P1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1.39cm" svg:height="0.824cm" svg:x="14.665cm" svg:y="6.308cm">
          <text:p text:style-name="P1"><text:span text:style-name="T1">p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curve" svg:x1="16.055cm" svg:y1="8.246cm" svg:x2="16.805cm" svg:y2="5.996cm" draw:start-shape="id7" draw:start-glue-point="0" draw:end-shape="id8" draw:end-glue-point="3" svg:d="M16055 8246c0-1500 250-2250 750-2250" svg:viewBox="0 0 751 2251">
          <text:p/>
        </draw:connector>
        <draw:custom-shape draw:style-name="gr25" draw:text-style-name="P2" xml:id="id8" draw:id="id8" draw:layer="layout" svg:width="1.5cm" svg:height="1.5cm" svg:x="16.805cm" svg:y="5.246cm">
          <text:p text:style-name="P1"><text:span text:style-name="T1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xml:id="id10" draw:id="id10" draw:layer="layout" svg:width="1.5cm" svg:height="1.5cm" svg:x="6.307cm" svg:y="8.246cm">
          <text:p text:style-name="P1"><text:span text:style-name="T1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1.5cm" svg:height="1.5cm" svg:x="6.307cm" svg:y="9.746cm">
          <text:p text:style-name="P1"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" draw:layer="layout" svg:width="1.5cm" svg:height="1.5cm" svg:x="6.307cm" svg:y="11.246cm">
          <text:p text:style-name="P1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39cm" svg:height="0.824cm" svg:x="7.211cm" svg:y="6.085cm">
          <text:p text:style-name="P1"><text:span text:style-name="T1">pu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curve" svg:x1="6.307cm" svg:y1="5.996cm" svg:x2="7.057cm" svg:y2="8.246cm" draw:start-shape="id9" draw:start-glue-point="1" draw:end-shape="id10" draw:end-glue-point="0" svg:d="M6307 5996c500 0 750 750 750 2250" svg:viewBox="0 0 751 2251">
          <text:p/>
        </draw:connector>
        <draw:custom-shape draw:style-name="gr30" draw:text-style-name="P2" xml:id="id9" draw:id="id9" draw:layer="layout" svg:width="1.5cm" svg:height="1.5cm" svg:x="4.807cm" svg:y="5.246cm">
          <text:p text:style-name="P1"><text:span text:style-name="T1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1.5cm" svg:height="1.5cm" svg:x="10.805cm" svg:y="11.246cm">
          <text:p text:style-name="P1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g>
          <draw:custom-shape draw:style-name="gr32" draw:text-style-name="P2" xml:id="id12" draw:id="id12" draw:layer="layout" svg:width="1.5cm" svg:height="1.5cm" svg:x="12.73cm" svg:y="7.029cm">
            <text:p text:style-name="P1"><text:span text:style-name="T1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2" draw:layer="layout" svg:width="1.5cm" svg:height="1.5cm" svg:x="12.73cm" svg:y="8.529cm">
            <text:p text:style-name="P1"><text:span text:style-name="T1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2" draw:layer="layout" svg:width="1.5cm" svg:height="1.5cm" svg:x="12.73cm" svg:y="10.029cm">
            <text:p text:style-name="P1"><text:span text:style-name="T1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2" draw:layer="layout" svg:width="1.5cm" svg:height="1.5cm" svg:x="12.73cm" svg:y="11.529cm">
            <text:p text:style-name="P1"><text:span text:style-name="T1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2" xml:id="id11" draw:id="id11" draw:layer="layout" svg:width="1.796cm" svg:height="0.824cm" svg:x="11.137cm" svg:y="5.069cm">
            <text:p text:style-name="P1"><text:span text:style-name="T1">to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6" draw:text-style-name="P3" draw:layer="layout" draw:type="curve" svg:x1="12.035cm" svg:y1="5.893cm" svg:x2="13.48cm" svg:y2="7.029cm" draw:start-shape="id11" draw:start-glue-point="2" draw:end-shape="id12" draw:end-glue-point="0" svg:d="M12035 5893c0 837 1445 269 1445 1136" svg:viewBox="0 0 1446 1137">
            <text:p/>
          </draw:connector>
          <draw:g>
            <draw:custom-shape draw:style-name="gr37" draw:text-style-name="P2" xml:id="id13" draw:id="id13" draw:layer="layout" svg:width="1.5cm" svg:height="1.5cm" svg:x="17.229cm" svg:y="8.522cm">
              <text:p text:style-name="P1"><text:span text:style-name="T1">C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2" draw:layer="layout" svg:width="1.5cm" svg:height="1.5cm" svg:x="17.229cm" svg:y="10.022cm">
              <text:p text:style-name="P1"><text:span text:style-name="T1">B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2" draw:layer="layout" svg:width="1.5cm" svg:height="1.5cm" svg:x="17.229cm" svg:y="11.522cm">
              <text:p text:style-name="P1"><text:span text:style-name="T1">A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0" draw:text-style-name="P2" draw:layer="layout" svg:width="1.39cm" svg:height="0.824cm" svg:x="16.589cm" svg:y="6.584cm">
              <text:p text:style-name="P1"><text:span text:style-name="T1">po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6" draw:text-style-name="P3" draw:layer="layout" draw:type="curve" svg:x1="17.979cm" svg:y1="8.522cm" svg:x2="18.729cm" svg:y2="6.272cm" draw:start-shape="id13" draw:start-glue-point="0" draw:end-shape="id14" draw:end-glue-point="3" svg:d="M17979 8522c0-1500 250-2250 750-2250" svg:viewBox="0 0 751 2251">
              <text:p/>
            </draw:connector>
            <draw:custom-shape draw:style-name="gr41" draw:text-style-name="P2" xml:id="id14" draw:id="id14" draw:layer="layout" svg:width="1.5cm" svg:height="1.5cm" svg:x="18.729cm" svg:y="5.522cm">
              <text:p text:style-name="P1"><text:span text:style-name="T1">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42" draw:text-style-name="P2" xml:id="id16" draw:id="id16" draw:layer="layout" svg:width="1.5cm" svg:height="1.5cm" svg:x="8.227cm" svg:y="8.529cm">
            <text:p text:style-name="P1"><text:span text:style-name="T1">C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3" draw:text-style-name="P2" draw:layer="layout" svg:width="1.5cm" svg:height="1.5cm" svg:x="8.227cm" svg:y="10.029cm">
            <text:p text:style-name="P1"><text:span text:style-name="T1">B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4" draw:text-style-name="P2" draw:layer="layout" svg:width="1.5cm" svg:height="1.5cm" svg:x="8.227cm" svg:y="11.529cm">
            <text:p text:style-name="P1"><text:span text:style-name="T1">A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5" draw:text-style-name="P2" draw:layer="layout" svg:width="1.39cm" svg:height="0.824cm" svg:x="9.171cm" svg:y="6.591cm">
            <text:p text:style-name="P1"><text:span text:style-name="T1">push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onnector draw:style-name="gr6" draw:text-style-name="P3" draw:layer="layout" draw:type="curve" svg:x1="8.227cm" svg:y1="6.279cm" svg:x2="8.977cm" svg:y2="8.529cm" draw:start-shape="id15" draw:start-glue-point="1" draw:end-shape="id16" draw:end-glue-point="0" svg:d="M8227 6279c500 0 750 750 750 2250" svg:viewBox="0 0 751 2251">
            <text:p/>
          </draw:connector>
          <draw:custom-shape draw:style-name="gr46" draw:text-style-name="P2" xml:id="id15" draw:id="id15" draw:layer="layout" svg:width="1.5cm" svg:height="1.5cm" svg:x="6.727cm" svg:y="5.529cm">
            <text:p text:style-name="P1"><text:span text:style-name="T1">D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09:48:36.868000000</meta:creation-date>
    <dc:date>2021-01-01T17:59:37.445000000</dc:date>
    <meta:editing-duration>P2DT8H5M19S</meta:editing-duration>
    <meta:editing-cycles>153</meta:editing-cycles>
    <meta:generator>LibreOffice/6.4.5.2$Windows_X86_64 LibreOffice_project/a726b36747cf2001e06b58ad5db1aa3a9a1872d6</meta:generator>
    <meta:document-statistic meta:object-count="58"/>
  </office:meta>
</office:document-meta>
</file>